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8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74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605004556966529163" text:style-name="L1">
              <text:list-header>
                <text:p text:style-name="P3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>1h</text:p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20186946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/>
          </table:table-cell>
          <table:table-cell table:style-name="Tabell3.A3" office:value-type="string">
            <text:p text:style-name="Table_20_Contents">7h</text:p>
          </table:table-cell>
          <table:table-cell table:style-name="Tabell3.F3" office:value-type="string">
            <text:p text:style-name="Table_20_Contents">15h</text:p>
          </table:table-cell>
        </table:table-row>
        <table:table-row>
          <table:table-cell table:style-name="Tabell3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215023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14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206111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20187712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6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212798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1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216528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3" office:value-type="string">
            <text:p text:style-name="Table_20_Contents">Klar (Behövs förbättras)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20215398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20184819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209613" text:continue-numbering="true" text:style-name="L1">
              <text:list-header>
                <text:p text:style-name="P5">Försökt att lösa problem med <text:soft-page-break/>BuildRoom(),WindowSizing() och placeBackButton() Funktionerna! <text:line-break/>Den fungerar inte riktigt som den sk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203639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20200654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3" office:value-type="string">
            <text:p text:style-name="Table_20_Contents">Klart</text:p>
          </table:table-cell>
          <table:table-cell table:style-name="Tabell3.A3" office:value-type="string">
            <text:p text:style-name="Table_20_Contents">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>30h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38M53S</meta:editing-duration>
    <meta:editing-cycles>30</meta:editing-cycles>
    <meta:generator>OpenOffice.org/3.4.1$Win32 OpenOffice.org_project/341m1$Build-9593</meta:generator>
    <dc:date>2014-05-06T00:04:36.82</dc:date>
    <meta:document-statistic meta:table-count="1" meta:image-count="0" meta:object-count="0" meta:page-count="2" meta:paragraph-count="70" meta:word-count="387" meta:character-count="2196"/>
    <meta:user-defined meta:name="Info 1"/>
    <meta:user-defined meta:name="Info 2"/>
    <meta:user-defined meta:name="Info 3"/>
    <meta:user-defined meta:name="Info 4"/>
  </office:meta>
</office:document-meta>
</file>